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son.Person( String name , Company compan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erson.setName( String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Perso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getCompan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